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3.94cm" table:align="margins"/>
    </style:style>
    <style:style style:name="Tabla1.A" style:family="table-column">
      <style:table-column-properties style:column-width="11.97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f0c47" officeooo:paragraph-rsid="001f0c47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5" style:family="paragraph" style:parent-style-name="Table_20_Contents">
      <style:text-properties officeooo:rsid="001f0c47" officeooo:paragraph-rsid="001f0c47"/>
    </style:style>
    <style:style style:name="P6" style:family="paragraph" style:parent-style-name="Table_20_Contents">
      <style:text-properties officeooo:rsid="001f943a" officeooo:paragraph-rsid="001f943a"/>
    </style:style>
    <style:style style:name="T1" style:family="text">
      <style:text-properties fo:color="#808080" loext:opacity="100%" fo:background-color="#1f1f1f" loext:char-shading-value="0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fo:background-color="#1f1f1f" loext:char-shading-value="0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fo:background-color="#1f1f1f" loext:char-shading-value="0"/>
    </style:style>
    <style:style style:name="T6" style:family="text">
      <style:text-properties fo:color="#9cdcfe" loext:opacity="100%"/>
    </style:style>
    <style:style style:name="T7" style:family="text">
      <style:text-properties fo:color="#9cdcfe" loext:opacity="100%" fo:background-color="#1f1f1f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fo:background-color="#1f1f1f" loext:char-shading-value="0"/>
    </style:style>
    <style:style style:name="T10" style:family="text">
      <style:text-properties fo:color="#d7ba7d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b5cea8" loext:opacity="100%"/>
    </style:style>
    <style:style style:name="T13" style:family="text">
      <style:text-properties fo:color="#dcdcaa" loext:opacity="100%"/>
    </style:style>
    <style:style style:name="T14" style:family="text">
      <style:text-properties fo:color="#6a9955" loext:opacity="100%"/>
    </style:style>
    <style:style style:name="T15" style:family="text">
      <style:text-properties officeooo:rsid="002011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ponsive con css grid y grid template areas</text:p>
      <text:p text:style-name="P1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5">Se inicia colocando HTML básico</text:p>
            <text:p text:style-name="P5"/>
            <text:p text:style-name="P5">Abrir página con clic der sobre index y Open with Live Server, para refrescar y ver los cambios rápido</text:p>
          </table:table-cell>
          <table:table-cell table:style-name="Tabla1.B1" office:value-type="string">
            <text:p text:style-name="Table_20_Contents">&lt;!DOCTYPE html&gt;</text:p>
            <text:p text:style-name="Table_20_Contents">&lt;html lang="en"&gt;</text:p>
            <text:p text:style-name="Table_20_Contents">&lt;head&gt;</text:p>
            <text:p text:style-name="Table_20_Contents"><text:s text:c="2"/>&lt;meta charset="UTF-8"&gt;</text:p>
            <text:p text:style-name="Table_20_Contents"><text:s text:c="2"/>&lt;meta name="viewport" content="width=device-width, initial-scale=1.0"&gt;</text:p>
            <text:p text:style-name="Table_20_Contents"><text:s text:c="2"/>&lt;title&gt;Grid&lt;/title&gt;</text:p>
            <text:p text:style-name="Table_20_Contents"><text:s text:c="2"/>&lt;link rel="stylesheet" href="grid.css"&gt;</text:p>
            <text:p text:style-name="Table_20_Contents">&lt;/head&gt;</text:p>
            <text:p text:style-name="Table_20_Contents">&lt;body class="grid-container"&gt;</text:p>
            <text:p text:style-name="Table_20_Contents"><text:s text:c="2"/>&lt;header class="header"&gt;HEADER&lt;/header&gt;</text:p>
            <text:p text:style-name="Table_20_Contents"><text:s text:c="2"/>&lt;nav class="navbar"&gt;NAVBAR&lt;/nav&gt;</text:p>
            <text:p text:style-name="Table_20_Contents"><text:s text:c="2"/>&lt;aside class="sidebar"&gt;SIDEBAR&lt;/aside&gt;</text:p>
            <text:p text:style-name="Table_20_Contents"><text:s text:c="2"/>&lt;article class="main"&gt;MAIN&lt;/article&gt;</text:p>
            <text:p text:style-name="Table_20_Contents"><text:s text:c="2"/>&lt;footer class="footer"&gt;FOOTER&lt;/footer&gt;</text:p>
            <text:p text:style-name="Table_20_Contents">&lt;/body&gt;</text:p>
            <text:p text:style-name="Table_20_Contents">&lt;/html&gt;</text:p>
          </table:table-cell>
        </table:table-row>
        <table:table-row>
          <table:table-cell table:style-name="Tabla1.A2" office:value-type="string">
            <text:p text:style-name="P5">Se agrega ruta archivo css </text:p>
          </table:table-cell>
          <table:table-cell table:style-name="Tabla1.B2" office:value-type="string">
            <text:p text:style-name="P2"><text:span text:style-name="T1">&lt;</text:span><text:span text:style-name="T3">link</text:span><text:span text:style-name="T5"> </text:span><text:span text:style-name="T7">rel</text:span><text:span text:style-name="T5">=</text:span><text:span text:style-name="T9">"stylesheet"</text:span><text:span text:style-name="T5"> </text:span><text:span text:style-name="T7">href</text:span><text:span text:style-name="T5">=</text:span><text:span text:style-name="T9">"styles.css"</text:span><text:span text:style-name="T1">&gt;</text:span></text:p>
          </table:table-cell>
        </table:table-row>
        <table:table-row>
          <table:table-cell table:style-name="Tabla1.A2" office:value-type="string">
            <text:p text:style-name="P6">Agregar CSS básico</text:p>
          </table:table-cell>
          <table:table-cell table:style-name="Tabla1.B2" office:value-type="string">
            <text:p text:style-name="P6">*{} significa que será universal y aplicará a todos los elms del DOM</text:p>
            <text:p text:style-name="P6"/>
            <text:p text:style-name="P6">* {</text:p>
            <text:p text:style-name="P6"><text:s text:c="4"/>margin: 0;</text:p>
            <text:p text:style-name="P6"><text:s text:c="4"/>padding: 0;</text:p>
            <text:p text:style-name="P6"><text:s text:c="4"/>box-sizing: border-box;</text:p>
            <text:p text:style-name="P6">}</text:p>
            <text:p text:style-name="P6"/>
            <text:p text:style-name="P6">-----------------------------------------------------------------------------------</text:p>
            <text:p text:style-name="P6"/>
            <text:p text:style-name="P6">html{} significa que aplica estilos al elm raíz del documento</text:p>
            <text:p text:style-name="P6"/>
            <text:p text:style-name="P6">-----------------------------------------------------------------------------------</text:p>
            <text:p text:style-name="P6">Aplica estilos al contenedor principal de todos los contenedores</text:p>
            <text:p text:style-name="P6"><text:soft-page-break/>body {</text:p>
            <text:p text:style-name="P6"><text:s text:c="6"/>font-family:centuri;</text:p>
            <text:p text:style-name="P6"><text:s text:c="6"/>font-size: 1.2 rem;</text:p>
            <text:p text:style-name="P6">}</text:p>
            <text:p text:style-name="P6"/>
            <text:p text:style-name="P6">-----------------------------------------------------------------------------------</text:p>
            <text:p text:style-name="P6"/>
            <text:p text:style-name="P6">.container &gt; * {} signifia que cualquier elm que tenga la clase container &gt;selector de hijo directo, dentro de él, “*” selecciona todos los elms</text:p>
            <text:p text:style-name="P6"/>
          </table:table-cell>
        </table:table-row>
        <table:table-row>
          <table:table-cell table:style-name="Tabla1.A2" office:value-type="string">
            <text:p text:style-name="P6">Se agrega una clase al body </text:p>
          </table:table-cell>
          <table:table-cell table:style-name="Tabla1.B2" office:value-type="string">
            <text:p text:style-name="P6">&lt;body class=”container”&gt;</text:p>
          </table:table-cell>
        </table:table-row>
        <table:table-row>
          <table:table-cell table:style-name="Tabla1.A2" office:value-type="string">
            <text:p text:style-name="P6">Se agregan los estilos de cómo se va a ver en el celular</text:p>
          </table:table-cell>
          <table:table-cell table:style-name="Tabla1.B2" office:value-type="string">
            <text:p text:style-name="P3"><text:span text:style-name="T10">.container</text:span><text:span text:style-name="T4"> </text:span><text:span text:style-name="T11">&gt;</text:span><text:span text:style-name="T4"> </text:span><text:span text:style-name="T2">*</text:span><text:span text:style-name="T4"> {</text:span></text:p>
            <text:p text:style-name="P3"><text:span text:style-name="T4">    </text:span><text:span text:style-name="T6">box-shadow</text:span><text:span text:style-name="T4">: </text:span><text:span text:style-name="T12">-1px</text:span><text:span text:style-name="T4"> </text:span><text:span text:style-name="T12">1px</text:span><text:span text:style-name="T4"> </text:span><text:span text:style-name="T12">7px</text:span><text:span text:style-name="T4"> </text:span><text:span text:style-name="T12">0px</text:span><text:span text:style-name="T4"> </text:span><text:span text:style-name="T13">rgba</text:span><text:span text:style-name="T4">(</text:span><text:span text:style-name="T12">0</text:span><text:span text:style-name="T4">,</text:span><text:span text:style-name="T12">0</text:span><text:span text:style-name="T4">,</text:span><text:span text:style-name="T12">0</text:span><text:span text:style-name="T4">,</text:span><text:span text:style-name="T12">0.75</text:span><text:span text:style-name="T4">);</text:span><text:span text:style-name="T14">/*sombra*/</text:span></text:p>
            <text:p text:style-name="P3"><text:span text:style-name="T4">    </text:span><text:span text:style-name="T6">border-radius</text:span><text:span text:style-name="T4">: </text:span><text:span text:style-name="T12">4px</text:span><text:span text:style-name="T4">;</text:span><text:span text:style-name="T14">/*redondea esquinas*/</text:span></text:p>
            <text:p text:style-name="P3"><text:span text:style-name="T4">    </text:span><text:span text:style-name="T6">padding</text:span><text:span text:style-name="T4">: </text:span><text:span text:style-name="T12">10px</text:span><text:span text:style-name="T4">; </text:span><text:span text:style-name="T14">/*separa verticalmente*/</text:span></text:p>
            <text:p text:style-name="P3"><text:span text:style-name="T4">    </text:span><text:span text:style-name="T6">text-align</text:span><text:span text:style-name="T4">: </text:span><text:span text:style-name="T8">center</text:span><text:span text:style-name="T4">;</text:span><text:span text:style-name="T14">/*centra el texto*/</text:span></text:p>
            <text:p text:style-name="P4">}</text:p>
            <text:p text:style-name="Standard"/>
            <text:p text:style-name="P3"><text:span text:style-name="T10">.header</text:span><text:span text:style-name="T4"> {</text:span></text:p>
            <text:p text:style-name="P3"><text:span text:style-name="T4">    </text:span><text:span text:style-name="T6">grid-area</text:span><text:span text:style-name="T4">: header;</text:span></text:p>
            <text:p text:style-name="P3"><text:span text:style-name="T4">    </text:span><text:span text:style-name="T6">background-color</text:span><text:span text:style-name="T4">: </text:span><text:span text:style-name="T8">#85aedd</text:span><text:span text:style-name="T4">;</text:span></text:p>
            <text:p text:style-name="P4">  }</text:p>
            <text:p text:style-name="P4">  </text:p>
            <text:p text:style-name="P3"><text:span text:style-name="T4">  </text:span><text:span text:style-name="T10">.navbar</text:span><text:span text:style-name="T4"> {</text:span></text:p>
            <text:p text:style-name="P3"><text:span text:style-name="T4">    </text:span><text:span text:style-name="T6">grid-area</text:span><text:span text:style-name="T4">: navbar;</text:span></text:p>
            <text:p text:style-name="P3"><text:span text:style-name="T4">    </text:span><text:span text:style-name="T6">background-color</text:span><text:span text:style-name="T4">: </text:span><text:span text:style-name="T8">#afd6af</text:span><text:span text:style-name="T4">;</text:span></text:p>
            <text:p text:style-name="P4">  }</text:p>
            <text:p text:style-name="P4">  </text:p>
            <text:p text:style-name="P3"><text:span text:style-name="T4">  </text:span><text:span text:style-name="T10">.sidebar</text:span><text:span text:style-name="T4"> {</text:span></text:p>
            <text:p text:style-name="P3"><text:span text:style-name="T4">    </text:span><text:span text:style-name="T6">grid-area</text:span><text:span text:style-name="T4">: sidebar;</text:span></text:p>
            <text:p text:style-name="P3"><text:span text:style-name="T4">    </text:span><text:span text:style-name="T6">background-color</text:span><text:span text:style-name="T4">: </text:span><text:span text:style-name="T8">#fdcfcf</text:span><text:span text:style-name="T4">;</text:span></text:p>
            <text:p text:style-name="P4">  }</text:p>
            <text:p text:style-name="P4">  </text:p>
            <text:p text:style-name="P3"><text:soft-page-break/><text:span text:style-name="T4">  </text:span><text:span text:style-name="T10">.main</text:span><text:span text:style-name="T4"> {</text:span></text:p>
            <text:p text:style-name="P3"><text:span text:style-name="T4">    </text:span><text:span text:style-name="T6">grid-area</text:span><text:span text:style-name="T4">: main;</text:span></text:p>
            <text:p text:style-name="P3"><text:span text:style-name="T4">    </text:span><text:span text:style-name="T6">background-color</text:span><text:span text:style-name="T4">: </text:span><text:span text:style-name="T8">#f5f5f5</text:span><text:span text:style-name="T4">;</text:span></text:p>
            <text:p text:style-name="P4">  }</text:p>
            <text:p text:style-name="P4">  </text:p>
            <text:p text:style-name="P3"><text:span text:style-name="T4">  </text:span><text:span text:style-name="T10">.footer</text:span><text:span text:style-name="T4"> {</text:span></text:p>
            <text:p text:style-name="P3"><text:span text:style-name="T4">    </text:span><text:span text:style-name="T6">grid-area</text:span><text:span text:style-name="T4">: footer;</text:span></text:p>
            <text:p text:style-name="P3"><text:span text:style-name="T4">    </text:span><text:span text:style-name="T6">background-color</text:span><text:span text:style-name="T4">: </text:span><text:span text:style-name="T8">#8c96a0</text:span><text:span text:style-name="T4">;</text:span></text:p>
            <text:p text:style-name="P4">  }</text:p>
            <text:p text:style-name="P4">  </text:p>
            <text:p text:style-name="P3"><text:span text:style-name="T10">.container</text:span><text:span text:style-name="T4">{</text:span></text:p>
            <text:p text:style-name="P3"><text:span text:style-name="T4">    </text:span><text:span text:style-name="T6">display</text:span><text:span text:style-name="T4">: </text:span><text:span text:style-name="T8">grid</text:span><text:span text:style-name="T4">; </text:span><text:span text:style-name="T14">/*así se convierte en un grid y lo que cotenga en grid items*/</text:span></text:p>
            <text:p text:style-name="P3"><text:span text:style-name="T4">    </text:span><text:span text:style-name="T6">gap</text:span><text:span text:style-name="T4">: </text:span><text:span text:style-name="T12">10px</text:span><text:span text:style-name="T4">;</text:span><text:span text:style-name="T14">/* separación entre si verticalmente elms*/</text:span></text:p>
            <text:p text:style-name="P3"><text:span text:style-name="T4">    </text:span><text:span text:style-name="T6">grid-template-areas</text:span><text:span text:style-name="T4">: </text:span></text:p>
            <text:p text:style-name="P3"><text:span text:style-name="T4">        </text:span><text:span text:style-name="T8">"header"</text:span></text:p>
            <text:p text:style-name="P3"><text:span text:style-name="T4">        </text:span><text:span text:style-name="T8">"navbar"</text:span></text:p>
            <text:p text:style-name="P3"><text:span text:style-name="T4">        </text:span><text:span text:style-name="T8">"sidebar"</text:span></text:p>
            <text:p text:style-name="P3"><text:span text:style-name="T4">        </text:span><text:span text:style-name="T8">"main"</text:span></text:p>
            <text:p text:style-name="P3"><text:span text:style-name="T4">        </text:span><text:span text:style-name="T8">"footer"</text:span><text:span text:style-name="T4">;</text:span><text:span text:style-name="T14">/*Definir áreas mediante el grid-template-areas  darles el área que queremos*/</text:span></text:p>
            <text:p text:style-name="P2"><text:span text:style-name="T5">}</text:span></text:p>
          </table:table-cell>
        </table:table-row>
        <table:table-row>
          <table:table-cell table:style-name="Tabla1.A2" office:value-type="string">
            <text:p text:style-name="P6">Se agregan los estilos de cómo se va a ver en el computador <text:span text:style-name="T15">con @media queri</text:span>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ext:soft-page-break/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21:04:09.902000000</meta:creation-date>
    <dc:date>2024-07-07T21:59:41.049000000</dc:date>
    <meta:editing-duration>PT55M31S</meta:editing-duration>
    <meta:editing-cycles>3</meta:editing-cycles>
    <meta:generator>LibreOffice/7.6.4.1$Windows_X86_64 LibreOffice_project/e19e193f88cd6c0525a17fb7a176ed8e6a3e2aa1</meta:generator>
    <meta:document-statistic meta:table-count="1" meta:image-count="0" meta:object-count="0" meta:page-count="4" meta:paragraph-count="83" meta:word-count="282" meta:character-count="2464" meta:non-whitespace-character-count="2078"/>
  </office:meta>
</office:document-meta>
</file>